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7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2.39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2.058cm"/>
    </style:style>
    <style:style style:name="co11" style:family="table-column">
      <style:table-column-properties fo:break-before="auto" style:column-width="2.612cm"/>
    </style:style>
    <style:style style:name="co12" style:family="table-column">
      <style:table-column-properties fo:break-before="auto" style:column-width="1.3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ce3" style:family="table-cell" style:parent-style-name="Default" style:data-style-name="N41"/>
    <style:style style:name="ce4" style:family="table-cell" style:parent-style-name="Default" style:data-style-name="N112"/>
    <style:style style:name="ce5" style:family="table-cell" style:parent-style-name="красный" style:data-style-name="N112">
      <style:table-cell-properties fo:background-color="#ffffff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#9999ff"/>
    </style:style>
    <style:style style:name="ce8" style:family="table-cell" style:parent-style-name="красный">
      <style:table-cell-properties fo:background-color="#ffffff"/>
    </style:style>
    <style:style style:name="ce9" style:family="table-cell" style:parent-style-name="Default">
      <style:table-cell-properties fo:background-color="#66ffff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/>
    <style:style style:name="ce12" style:family="table-cell" style:parent-style-name="Default">
      <style:map style:condition="cell-content()&gt;[.F30]" style:apply-style-name="красный" style:base-cell-address="Лист1.L26"/>
    </style:style>
    <style:style style:name="ce13" style:family="table-cell" style:parent-style-name="Default" style:data-style-name="N112">
      <style:map style:condition="cell-content()&gt;1000*1.5^[.P3]*0.85" style:apply-style-name="красный" style:base-cell-address="Лист1.M3"/>
    </style:style>
    <style:style style:name="ce14" style:family="table-cell" style:parent-style-name="Default" style:data-style-name="N37">
      <style:table-cell-properties fo:border-bottom="0.088cm solid #000000" fo:border-left="0.088cm solid #000000" fo:border-right="none" fo:border-top="0.088cm solid #000000"/>
    </style:style>
    <style:style style:name="ce15" style:family="table-cell" style:parent-style-name="Default" style:data-style-name="N112">
      <style:map style:condition="cell-content()&gt;1000*1.5^[.Q3]*0.85" style:apply-style-name="красный" style:base-cell-address="Лист1.N3"/>
    </style:style>
    <style:style style:name="ce16" style:family="table-cell" style:parent-style-name="Default" style:data-style-name="N41">
      <style:table-cell-properties fo:border-bottom="0.088cm solid #000000" fo:border-left="none" fo:border-right="0.088cm solid #000000" fo:border-top="0.088cm solid #000000"/>
    </style:style>
    <style:style style:name="ce17" style:family="table-cell" style:parent-style-name="Default" style:data-style-name="N112">
      <style:map style:condition="cell-content()&gt;1000*1.5^[.R3]*0.85" style:apply-style-name="красный" style:base-cell-address="Лист1.O3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4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2"/>
          <table:table-cell table:style-name="Default" office:value-type="string" table:number-columns-spanned="9" table:number-rows-spanned="1">
            <text:p>измерено</text:p>
          </table:table-cell>
          <table:covered-table-cell table:number-columns-repeated="3" table:style-name="Default"/>
          <table:covered-table-cell table:number-columns-repeated="5"/>
          <table:table-cell office:value-type="string">
            <text:p>предсказание</text:p>
          </table:table-cell>
          <table:table-cell table:style-name="ce14" office:value-type="date" office:date-value="2017-02-08">
            <text:p>08.02.17</text:p>
          </table:table-cell>
          <table:table-cell table:style-name="ce16" office:value-type="time" office:time-value="PT20H00M00S">
            <text:p>20:00:00</text:p>
          </table:table-cell>
          <table:table-cell office:value-type="string" table:number-columns-spanned="3" table:number-rows-spanned="1">
            <text:p>склады</text:p>
          </table:table-cell>
          <table:covered-table-cell table:number-columns-repeated="2"/>
        </table:table-row>
        <table:table-row table:style-name="ro2">
          <table:table-cell office:value-type="string">
            <text:p>рядом с</text:p>
          </table:table-cell>
          <table:table-cell table:style-name="Default" office:value-type="string">
            <text:p>примечание</text:p>
          </table:table-cell>
          <table:table-cell table:style-name="Default" office:value-type="string">
            <text:p>координаты</text:p>
          </table:table-cell>
          <table:table-cell table:style-name="Default" office:value-type="string">
            <text:p>дата</text:p>
          </table:table-cell>
          <table:table-cell table:style-name="Default" office:value-type="string">
            <text:p>время</text:p>
          </table:table-cell>
          <table:table-cell table:style-name="Default" office:value-type="string">
            <text:p>титана</text:p>
          </table:table-cell>
          <table:table-cell table:style-name="Default" office:value-type="string">
            <text:p>кремния</text:p>
          </table:table-cell>
          <table:table-cell office:value-type="string">
            <text:p>антиматерии</text:p>
          </table:table-cell>
          <table:table-cell office:value-type="string">
            <text:p>Т-шахта</text:p>
          </table:table-cell>
          <table:table-cell office:value-type="string">
            <text:p>К-шахта</text:p>
          </table:table-cell>
          <table:table-cell office:value-type="string">
            <text:p>коллайдер</text:p>
          </table:table-cell>
          <table:table-cell office:value-type="string">
            <text:p>температура</text:p>
          </table:table-cell>
          <table:table-cell office:value-type="string">
            <text:p>титана</text:p>
          </table:table-cell>
          <table:table-cell office:value-type="string">
            <text:p>кремния</text:p>
          </table:table-cell>
          <table:table-cell office:value-type="string">
            <text:p>антиматерии</text:p>
          </table:table-cell>
          <table:table-cell office:value-type="string">
            <text:p>титана</text:p>
          </table:table-cell>
          <table:table-cell office:value-type="string">
            <text:p>кремния</text:p>
          </table:table-cell>
          <table:table-cell office:value-type="string">
            <text:p>антиматерии</text:p>
          </table:table-cell>
        </table:table-row>
        <table:table-row table:style-name="ro2">
          <table:table-cell office:value-type="string">
            <text:p>к1</text:p>
          </table:table-cell>
          <table:table-cell table:style-name="Default" office:value-type="string">
            <text:p>SinnerS (506)</text:p>
          </table:table-cell>
          <table:table-cell office:value-type="string">
            <text:p>4:3741:2</text:p>
          </table:table-cell>
          <table:table-cell office:value-type="date" office:date-value="2017-02-07">
            <text:p>07.02.17</text:p>
          </table:table-cell>
          <table:table-cell office:value-type="time" office:time-value="PT22H03M30S">
            <text:p>22:03:30</text:p>
          </table:table-cell>
          <table:table-cell table:style-name="ce5" office:value-type="float" office:value="678.162">
            <text:p>678,162</text:p>
          </table:table-cell>
          <table:table-cell office:value-type="float" office:value="338.066">
            <text:p>338,066</text:p>
          </table:table-cell>
          <table:table-cell table:style-name="ce4" office:value-type="float" office:value="104.867">
            <text:p>104,867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style-name="ce6" office:value-type="float" office:value="148">
            <text:p>148</text:p>
          </table:table-cell>
          <table:table-cell table:style-name="ce13" table:formula="of:=[.F3]+([.$N$1]+[.$O$1]-[.E3]-[.D3])*24*(30*[.I3]*1.1^[.I3]+20)/1000" office:value-type="float" office:value="780.896338375773">
            <text:p>780,896</text:p>
          </table:table-cell>
          <table:table-cell table:style-name="ce15" table:formula="of:=[.G3]+([.$O$1]+[.$N$1]-[.E3]-[.D3])*24*(20*[.J3]*1.1^[.J3]+10)/1000" office:value-type="float" office:value="389.278846964616">
            <text:p>389,279</text:p>
          </table:table-cell>
          <table:table-cell table:style-name="ce17" table:formula="of:=[.H3]+([.$N$1]+[.$O$1]-[.E3]-[.D3])*24*(10*[.K3]*1.1^[.K3]*(1.28-0.002*[.L3])/1000)" office:value-type="float" office:value="120.740315801552">
            <text:p>120,74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к1</text:p>
          </table:table-cell>
          <table:table-cell office:value-type="string">
            <text:p>неизв</text:p>
          </table:table-cell>
          <table:table-cell office:value-type="string">
            <text:p>4:3741:3</text:p>
          </table:table-cell>
          <table:table-cell office:value-type="date" office:date-value="2017-02-07">
            <text:p>07.02.17</text:p>
          </table:table-cell>
          <table:table-cell office:value-type="time" office:time-value="PT22H04M02S">
            <text:p>22:04:02</text:p>
          </table:table-cell>
          <table:table-cell office:value-type="float" office:value="727.158">
            <text:p>727,158</text:p>
          </table:table-cell>
          <table:table-cell office:value-type="float" office:value="363.958">
            <text:p>363,958</text:p>
          </table:table-cell>
          <table:table-cell table:style-name="ce4" office:value-type="float" office:value="903.679">
            <text:p>903,679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9" office:value-type="float" office:value="124">
            <text:p>124</text:p>
          </table:table-cell>
          <table:table-cell table:style-name="ce13" table:formula="of:=[.F4]+([.$N$1]+[.$O$1]-[.E4]-[.D4])*24*(30*[.I4]*1.1^[.I4]+20)/1000" office:value-type="float" office:value="727.596655555558">
            <text:p>727,597</text:p>
          </table:table-cell>
          <table:table-cell table:style-name="ce15" table:formula="of:=[.G4]+([.$O$1]+[.$N$1]-[.E4]-[.D4])*24*(20*[.J4]*1.1^[.J4]+10)/1000" office:value-type="float" office:value="364.177327777779">
            <text:p>364,177</text:p>
          </table:table-cell>
          <table:table-cell table:style-name="ce17" table:formula="of:=[.H4]+([.$N$1]+[.$O$1]-[.E4]-[.D4])*24*(10*[.K4]*1.1^[.K4]*(1.28-0.002*[.L4])/1000)" office:value-type="float" office:value="904.226757965336">
            <text:p>904,227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</table:table-row>
        <table:table-row table:style-name="ro2">
          <table:table-cell office:value-type="string">
            <text:p>к1</text:p>
          </table:table-cell>
          <table:table-cell/>
          <table:table-cell office:value-type="string">
            <text:p>4:3741:11</text:p>
          </table:table-cell>
          <table:table-cell office:value-type="date" office:date-value="2017-02-08">
            <text:p>08.02.17</text:p>
          </table:table-cell>
          <table:table-cell office:value-type="time" office:time-value="PT15H27M49S">
            <text:p>15:27:49</text:p>
          </table:table-cell>
          <table:table-cell office:value-type="float" office:value="197.877">
            <text:p>197,877</text:p>
          </table:table-cell>
          <table:table-cell office:value-type="float" office:value="131.551">
            <text:p>131,551</text:p>
          </table:table-cell>
          <table:table-cell table:style-name="ce4" office:value-type="float" office:value="18.757">
            <text:p>18,757</text:p>
          </table:table-cell>
          <table:table-cell table:number-columns-repeated="2" office:value-type="float" office:value="14">
            <text:p>14</text:p>
          </table:table-cell>
          <table:table-cell office:value-type="float" office:value="8">
            <text:p>8</text:p>
          </table:table-cell>
          <table:table-cell table:style-name="ce10"/>
          <table:table-cell table:style-name="ce13" table:formula="of:=[.F5]+([.$N$1]+[.$O$1]-[.E5]-[.D5])*24*(30*[.I5]*1.1^[.I5]+20)/1000" office:value-type="float" office:value="205.203038065601">
            <text:p>205,203</text:p>
          </table:table-cell>
          <table:table-cell table:style-name="ce15" table:formula="of:=[.G5]+([.$O$1]+[.$N$1]-[.E5]-[.D5])*24*(20*[.J5]*1.1^[.J5]+10)/1000" office:value-type="float" office:value="136.419904080771">
            <text:p>136,420</text:p>
          </table:table-cell>
          <table:table-cell table:style-name="ce17" table:formula="of:=[.H5]+([.$N$1]+[.$O$1]-[.E5]-[.D5])*24*(10*[.K5]*1.1^[.K5]*(1.28-0.002*[.L5])/1000)" office:value-type="float" office:value="19.7527532119344">
            <text:p>19,753</text:p>
          </table:table-cell>
          <table:table-cell table:number-columns-repeated="3"/>
        </table:table-row>
        <table:table-row table:style-name="ro2">
          <table:table-cell office:value-type="string">
            <text:p>к1</text:p>
          </table:table-cell>
          <table:table-cell office:value-type="string">
            <text:p>+++ чист</text:p>
          </table:table-cell>
          <table:table-cell office:value-type="string">
            <text:p>4:3741:14</text:p>
          </table:table-cell>
          <table:table-cell office:value-type="date" office:date-value="2017-02-08">
            <text:p>08.02.17</text:p>
          </table:table-cell>
          <table:table-cell office:value-type="time" office:time-value="PT15H28M08S">
            <text:p>15:28:08</text:p>
          </table:table-cell>
          <table:table-cell table:formula="of:=1070.997-8.333" office:value-type="float" office:value="1062.664">
            <text:p>1062,664</text:p>
          </table:table-cell>
          <table:table-cell table:formula="of:=713.27-8.333" office:value-type="float" office:value="704.937">
            <text:p>704,937</text:p>
          </table:table-cell>
          <table:table-cell table:style-name="ce4" table:formula="of:=1530.539-8.333" office:value-type="float" office:value="1522.206">
            <text:p>1522,206</text:p>
          </table:table-cell>
          <table:table-cell table:number-columns-repeated="2" office:value-type="float" office:value="22">
            <text:p>22</text:p>
          </table:table-cell>
          <table:table-cell office:value-type="float" office:value="16">
            <text:p>16</text:p>
          </table:table-cell>
          <table:table-cell table:style-name="ce11"/>
          <table:table-cell table:style-name="ce13" table:formula="of:=[.F6]+([.$N$1]+[.$O$1]-[.E6]-[.D6])*24*(30*[.I6]*1.1^[.I6]+20)/1000" office:value-type="float" office:value="1087.09838576946">
            <text:p>1087,098</text:p>
          </table:table-cell>
          <table:table-cell table:style-name="ce15" table:formula="of:=[.G6]+([.$O$1]+[.$N$1]-[.E6]-[.D6])*24*(20*[.J6]*1.1^[.J6]+10)/1000" office:value-type="float" office:value="721.211486809272">
            <text:p>721,211</text:p>
          </table:table-cell>
          <table:table-cell table:style-name="ce17" table:formula="of:=[.H6]+([.$N$1]+[.$O$1]-[.E6]-[.D6])*24*(10*[.K6]*1.1^[.K6]*(1.28-0.002*[.L6])/1000)" office:value-type="float" office:value="1526.47000422999">
            <text:p>1526,47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к1</text:p>
          </table:table-cell>
          <table:table-cell/>
          <table:table-cell office:value-type="string">
            <text:p>4:3741:12</text:p>
          </table:table-cell>
          <table:table-cell office:value-type="date" office:date-value="2017-02-08">
            <text:p>08.02.17</text:p>
          </table:table-cell>
          <table:table-cell office:value-type="time" office:time-value="PT15H27M57S">
            <text:p>15:27:57</text:p>
          </table:table-cell>
          <table:table-cell office:value-type="float" office:value="220.679">
            <text:p>220,679</text:p>
          </table:table-cell>
          <table:table-cell office:value-type="float" office:value="175.212">
            <text:p>175,212</text:p>
          </table:table-cell>
          <table:table-cell table:style-name="ce4" office:value-type="float" office:value="151.559">
            <text:p>151,55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style-name="ce11"/>
          <table:table-cell table:style-name="ce13" table:formula="of:=[.F7]+([.$N$1]+[.$O$1]-[.E7]-[.D7])*24*(30*[.I7]*1.1^[.I7]+20)/1000" office:value-type="float" office:value="225.038730532892">
            <text:p>225,039</text:p>
          </table:table-cell>
          <table:table-cell table:style-name="ce15" table:formula="of:=[.G7]+([.$O$1]+[.$N$1]-[.E7]-[.D7])*24*(20*[.J7]*1.1^[.J7]+10)/1000" office:value-type="float" office:value="178.672579426313">
            <text:p>178,673</text:p>
          </table:table-cell>
          <table:table-cell table:style-name="ce17" table:formula="of:=[.H7]+([.$N$1]+[.$O$1]-[.E7]-[.D7])*24*(10*[.K7]*1.1^[.K7]*(1.28-0.002*[.L7])/1000)" office:value-type="float" office:value="155.825879661991">
            <text:p>155,82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к1</text:p>
          </table:table-cell>
          <table:table-cell/>
          <table:table-cell office:value-type="string">
            <text:p>4:3741:10</text:p>
          </table:table-cell>
          <table:table-cell office:value-type="date" office:date-value="2017-02-08">
            <text:p>08.02.17</text:p>
          </table:table-cell>
          <table:table-cell office:value-type="time" office:time-value="PT15H27M35S">
            <text:p>15:27:35</text:p>
          </table:table-cell>
          <table:table-cell office:value-type="float" office:value="226.884">
            <text:p>226,884</text:p>
          </table:table-cell>
          <table:table-cell office:value-type="float" office:value="150.916">
            <text:p>150,916</text:p>
          </table:table-cell>
          <table:table-cell table:style-name="ce4" office:value-type="float" office:value="75.865">
            <text:p>75,86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11"/>
          <table:table-cell table:style-name="ce13" table:formula="of:=[.F8]+([.$N$1]+[.$O$1]-[.E8]-[.D8])*24*(30*[.I8]*1.1^[.I8]+20)/1000" office:value-type="float" office:value="236.988783350458">
            <text:p>236,989</text:p>
          </table:table-cell>
          <table:table-cell table:style-name="ce15" table:formula="of:=[.G8]+([.$O$1]+[.$N$1]-[.E8]-[.D8])*24*(20*[.J8]*1.1^[.J8]+10)/1000" office:value-type="float" office:value="157.63738797438">
            <text:p>157,637</text:p>
          </table:table-cell>
          <table:table-cell table:style-name="ce17" table:formula="of:=[.H8]+([.$N$1]+[.$O$1]-[.E8]-[.D8])*24*(10*[.K8]*1.1^[.K8]*(1.28-0.002*[.L8])/1000)" office:value-type="float" office:value="79.5064464708739">
            <text:p>79,50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к1</text:p>
          </table:table-cell>
          <table:table-cell office:value-type="string">
            <text:p>активен</text:p>
          </table:table-cell>
          <table:table-cell office:value-type="string">
            <text:p>4:3741:9</text:p>
          </table:table-cell>
          <table:table-cell office:value-type="date" office:date-value="2017-02-08">
            <text:p>08.02.17</text:p>
          </table:table-cell>
          <table:table-cell office:value-type="time" office:time-value="PT15H27M14S">
            <text:p>15:27:14</text:p>
          </table:table-cell>
          <table:table-cell office:value-type="float" office:value="10881.008">
            <text:p>10881,008</text:p>
          </table:table-cell>
          <table:table-cell office:value-type="float" office:value="6450.597">
            <text:p>6450,597</text:p>
          </table:table-cell>
          <table:table-cell table:style-name="ce4" office:value-type="float" office:value="1492.914">
            <text:p>1492,914</text:p>
          </table:table-cell>
          <table:table-cell table:number-columns-repeated="3" table:style-name="ce7" office:value-type="float" office:value="20">
            <text:p>20</text:p>
          </table:table-cell>
          <table:table-cell table:style-name="ce11"/>
          <table:table-cell table:style-name="ce13" table:formula="of:=[.F9]+([.$N$1]+[.$O$1]-[.E9]-[.D9])*24*(30*[.I9]*1.1^[.I9]+20)/1000" office:value-type="float" office:value="10899.4492995845">
            <text:p>10899,449</text:p>
          </table:table-cell>
          <table:table-cell table:style-name="ce15" table:formula="of:=[.G9]+([.$O$1]+[.$N$1]-[.E9]-[.D9])*24*(20*[.J9]*1.1^[.J9]+10)/1000" office:value-type="float" office:value="6462.87604601931">
            <text:p>6462,876</text:p>
          </table:table-cell>
          <table:table-cell table:style-name="ce17" table:formula="of:=[.H9]+([.$N$1]+[.$O$1]-[.E9]-[.D9])*24*(10*[.K9]*1.1^[.K9]*(1.28-0.002*[.L9])/1000)" office:value-type="float" office:value="1500.74349434124">
            <text:p>1500,74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</table:table-row>
        <table:table-row table:style-name="ro2">
          <table:table-cell office:value-type="string">
            <text:p>к1</text:p>
          </table:table-cell>
          <table:table-cell/>
          <table:table-cell office:value-type="string">
            <text:p>4:3741:8</text:p>
          </table:table-cell>
          <table:table-cell office:value-type="date" office:date-value="2017-02-08">
            <text:p>08.02.17</text:p>
          </table:table-cell>
          <table:table-cell office:value-type="time" office:time-value="PT15H27M02S">
            <text:p>15:27:02</text:p>
          </table:table-cell>
          <table:table-cell office:value-type="float" office:value="1000.01">
            <text:p>1000,010</text:p>
          </table:table-cell>
          <table:table-cell office:value-type="float" office:value="741.738">
            <text:p>741,738</text:p>
          </table:table-cell>
          <table:table-cell table:style-name="ce4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 table:style-name="ce11"/>
          <table:table-cell table:style-name="ce13" table:formula="of:=[.F10]+([.$N$1]+[.$O$1]-[.E10]-[.D10])*24*(30*[.I10]*1.1^[.I10]+20)/1000" office:value-type="float" office:value="1000.10098888889">
            <text:p>1000,101</text:p>
          </table:table-cell>
          <table:table-cell table:style-name="ce15" table:formula="of:=[.G10]+([.$O$1]+[.$N$1]-[.E10]-[.D10])*24*(20*[.J10]*1.1^[.J10]+10)/1000" office:value-type="float" office:value="741.783494444445">
            <text:p>741,783</text:p>
          </table:table-cell>
          <table:table-cell table:style-name="ce17" table:formula="of:=[.H10]+([.$N$1]+[.$O$1]-[.E10]-[.D10])*24*(10*[.K10]*1.1^[.K10]*(1.28-0.002*[.L10])/1000)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к1</text:p>
          </table:table-cell>
          <table:table-cell/>
          <table:table-cell office:value-type="string">
            <text:p>4:3741:7</text:p>
          </table:table-cell>
          <table:table-cell office:value-type="date" office:date-value="2017-02-08">
            <text:p>08.02.17</text:p>
          </table:table-cell>
          <table:table-cell office:value-type="time" office:time-value="PT15H26M52S">
            <text:p>15:26:52</text:p>
          </table:table-cell>
          <table:table-cell office:value-type="float" office:value="1000.01">
            <text:p>1000,010</text:p>
          </table:table-cell>
          <table:table-cell office:value-type="float" office:value="720.2">
            <text:p>720,200</text:p>
          </table:table-cell>
          <table:table-cell table:style-name="ce4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 table:style-name="ce11"/>
          <table:table-cell table:style-name="ce13" table:formula="of:=[.F11]+([.$N$1]+[.$O$1]-[.E11]-[.D11])*24*(30*[.I11]*1.1^[.I11]+20)/1000" office:value-type="float" office:value="1000.10104444444">
            <text:p>1000,101</text:p>
          </table:table-cell>
          <table:table-cell table:style-name="ce15" table:formula="of:=[.G11]+([.$O$1]+[.$N$1]-[.E11]-[.D11])*24*(20*[.J11]*1.1^[.J11]+10)/1000" office:value-type="float" office:value="720.245522222222">
            <text:p>720,246</text:p>
          </table:table-cell>
          <table:table-cell table:style-name="ce17" table:formula="of:=[.H11]+([.$N$1]+[.$O$1]-[.E11]-[.D11])*24*(10*[.K11]*1.1^[.K11]*(1.28-0.002*[.L11])/1000)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к1</text:p>
          </table:table-cell>
          <table:table-cell/>
          <table:table-cell office:value-type="string">
            <text:p>4:3741:6</text:p>
          </table:table-cell>
          <table:table-cell office:value-type="date" office:date-value="2017-02-08">
            <text:p>08.02.17</text:p>
          </table:table-cell>
          <table:table-cell office:value-type="time" office:time-value="PT15H26M35S">
            <text:p>15:26:35</text:p>
          </table:table-cell>
          <table:table-cell office:value-type="float" office:value="1000.01">
            <text:p>1000,010</text:p>
          </table:table-cell>
          <table:table-cell office:value-type="float" office:value="663.185">
            <text:p>663,185</text:p>
          </table:table-cell>
          <table:table-cell table:style-name="ce4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 table:style-name="ce11"/>
          <table:table-cell table:style-name="ce13" table:formula="of:=[.F12]+([.$N$1]+[.$O$1]-[.E12]-[.D12])*24*(30*[.I12]*1.1^[.I12]+20)/1000" office:value-type="float" office:value="1000.10113888889">
            <text:p>1000,101</text:p>
          </table:table-cell>
          <table:table-cell table:style-name="ce15" table:formula="of:=[.G12]+([.$O$1]+[.$N$1]-[.E12]-[.D12])*24*(20*[.J12]*1.1^[.J12]+10)/1000" office:value-type="float" office:value="663.230569444445">
            <text:p>663,231</text:p>
          </table:table-cell>
          <table:table-cell table:style-name="ce17" table:formula="of:=[.H12]+([.$N$1]+[.$O$1]-[.E12]-[.D12])*24*(10*[.K12]*1.1^[.K12]*(1.28-0.002*[.L12])/1000)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к1</text:p>
          </table:table-cell>
          <table:table-cell/>
          <table:table-cell office:value-type="string">
            <text:p>4:3741:5</text:p>
          </table:table-cell>
          <table:table-cell office:value-type="date" office:date-value="2017-02-08">
            <text:p>08.02.17</text:p>
          </table:table-cell>
          <table:table-cell office:value-type="time" office:time-value="PT15H26M19S">
            <text:p>15:26:19</text:p>
          </table:table-cell>
          <table:table-cell table:formula="of:=1000.01-16.667" office:value-type="float" office:value="983.343">
            <text:p>983,343</text:p>
          </table:table-cell>
          <table:table-cell table:formula="of:=1500.015-16.667" office:value-type="float" office:value="1483.348">
            <text:p>1483,348</text:p>
          </table:table-cell>
          <table:table-cell table:style-name="ce4" table:formula="of:=1000.01-16.667" office:value-type="float" office:value="983.343">
            <text:p>983,343</text:p>
          </table:table-cell>
          <table:table-cell table:number-columns-repeated="3" table:style-name="ce7" office:value-type="float" office:value="5">
            <text:p>5</text:p>
          </table:table-cell>
          <table:table-cell table:style-name="ce11"/>
          <table:table-cell table:style-name="ce13" table:formula="of:=[.F13]+([.$N$1]+[.$O$1]-[.E13]-[.D13])*24*(30*[.I13]*1.1^[.I13]+20)/1000" office:value-type="float" office:value="984.536152140703">
            <text:p>984,536</text:p>
          </table:table-cell>
          <table:table-cell table:style-name="ce15" table:formula="of:=[.G13]+([.$O$1]+[.$N$1]-[.E13]-[.D13])*24*(20*[.J13]*1.1^[.J13]+10)/1000" office:value-type="float" office:value="1484.12823013084">
            <text:p>1484,128</text:p>
          </table:table-cell>
          <table:table-cell table:style-name="ce17" table:formula="of:=[.H13]+([.$N$1]+[.$O$1]-[.E13]-[.D13])*24*(10*[.K13]*1.1^[.K13]*(1.28-0.002*[.L13])/1000)" office:value-type="float" office:value="983.813154394848">
            <text:p>983,8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к1</text:p>
          </table:table-cell>
          <table:table-cell/>
          <table:table-cell office:value-type="string">
            <text:p>4:3741:4</text:p>
          </table:table-cell>
          <table:table-cell office:value-type="date" office:date-value="2017-02-08">
            <text:p>08.02.17</text:p>
          </table:table-cell>
          <table:table-cell office:value-type="time" office:time-value="PT15H26M08S">
            <text:p>15:26:08</text:p>
          </table:table-cell>
          <table:table-cell table:formula="of:=1500.015-16.667-8.833" office:value-type="float" office:value="1474.515">
            <text:p>1474,515</text:p>
          </table:table-cell>
          <table:table-cell table:formula="of:=1000.01-16.667-8.833" office:value-type="float" office:value="974.51">
            <text:p>974,510</text:p>
          </table:table-cell>
          <table:table-cell table:style-name="ce4" table:formula="of:=723.379-16.667-8.833" office:value-type="float" office:value="697.879">
            <text:p>697,879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1"/>
          <table:table-cell table:style-name="ce13" table:formula="of:=[.F14]+([.$N$1]+[.$O$1]-[.E14]-[.D14])*24*(30*[.I14]*1.1^[.I14]+20)/1000" office:value-type="float" office:value="1475.70895140223">
            <text:p>1475,709</text:p>
          </table:table-cell>
          <table:table-cell table:style-name="ce15" table:formula="of:=[.G14]+([.$O$1]+[.$N$1]-[.E14]-[.D14])*24*(20*[.J14]*1.1^[.J14]+10)/1000" office:value-type="float" office:value="975.290752786675">
            <text:p>975,291</text:p>
          </table:table-cell>
          <table:table-cell table:style-name="ce17" table:formula="of:=[.H14]+([.$N$1]+[.$O$1]-[.E14]-[.D14])*24*(10*[.K14]*1.1^[.K14]*(1.28-0.002*[.L14])/1000)" office:value-type="float" office:value="698.112290581336">
            <text:p>698,1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к1</text:p>
          </table:table-cell>
          <table:table-cell office:value-type="string">
            <text:p>отпуск, Скайнет</text:p>
          </table:table-cell>
          <table:table-cell office:value-type="string">
            <text:p>4:3741:12</text:p>
          </table:table-cell>
          <table:table-cell office:value-type="date" office:date-value="2017-02-08">
            <text:p>08.02.17</text:p>
          </table:table-cell>
          <table:table-cell table:number-columns-repeated="3"/>
          <table:table-cell table:style-name="ce4"/>
          <table:table-cell table:number-columns-repeated="3"/>
          <table:table-cell table:style-name="ce11"/>
          <table:table-cell table:style-name="ce13" table:formula="of:=[.F15]+([.$N$1]+[.$O$1]-[.E15]-[.D15])*24*(30*[.I15]*1.1^[.I15]+20)/1000" office:value-type="float" office:value="0.400000000001164">
            <text:p>0,400</text:p>
          </table:table-cell>
          <table:table-cell table:style-name="ce15" table:formula="of:=[.G15]+([.$O$1]+[.$N$1]-[.E15]-[.D15])*24*(20*[.J15]*1.1^[.J15]+10)/1000" office:value-type="float" office:value="0.200000000000582">
            <text:p>0,200</text:p>
          </table:table-cell>
          <table:table-cell table:style-name="ce17" table:formula="of:=[.H15]+([.$N$1]+[.$O$1]-[.E15]-[.D15])*24*(10*[.K15]*1.1^[.K15]*(1.28-0.002*[.L15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office:value-type="string">
            <text:p>к10</text:p>
          </table:table-cell>
          <table:table-cell/>
          <table:table-cell office:value-type="string">
            <text:p>4:16070:1</text:p>
          </table:table-cell>
          <table:table-cell office:value-type="date" office:date-value="2017-02-08">
            <text:p>08.02.17</text:p>
          </table:table-cell>
          <table:table-cell office:value-type="time" office:time-value="PT17H07M35S">
            <text:p>17:07:35</text:p>
          </table:table-cell>
          <table:table-cell table:number-columns-repeated="2" office:value-type="float" office:value="1500.015">
            <text:p>1500,015</text:p>
          </table:table-cell>
          <table:table-cell table:style-name="ce4" office:value-type="float" office:value="1104.611">
            <text:p>1104,611</text:p>
          </table:table-cell>
          <table:table-cell table:number-columns-repeated="2" office:value-type="float" office:value="16">
            <text:p>16</text:p>
          </table:table-cell>
          <table:table-cell table:style-name="ce8" office:value-type="float" office:value="14">
            <text:p>14</text:p>
          </table:table-cell>
          <table:table-cell table:style-name="ce11"/>
          <table:table-cell table:style-name="ce13" table:formula="of:=[.F16]+([.$N$1]+[.$O$1]-[.E16]-[.D16])*24*(30*[.I16]*1.1^[.I16]+20)/1000" office:value-type="float" office:value="1506.41047162838">
            <text:p>1506,410</text:p>
          </table:table-cell>
          <table:table-cell table:style-name="ce15" table:formula="of:=[.G16]+([.$O$1]+[.$N$1]-[.E16]-[.D16])*24*(20*[.J16]*1.1^[.J16]+10)/1000" office:value-type="float" office:value="1504.26906904855">
            <text:p>1504,269</text:p>
          </table:table-cell>
          <table:table-cell table:style-name="ce17" table:formula="of:=[.H16]+([.$N$1]+[.$O$1]-[.E16]-[.D16])*24*(10*[.K16]*1.1^[.K16]*(1.28-0.002*[.L16])/1000)" office:value-type="float" office:value="1106.56652598758">
            <text:p>1106,56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к10</text:p>
          </table:table-cell>
          <table:table-cell/>
          <table:table-cell office:value-type="string">
            <text:p>4:16070:2</text:p>
          </table:table-cell>
          <table:table-cell office:value-type="date" office:date-value="2017-02-08">
            <text:p>08.02.17</text:p>
          </table:table-cell>
          <table:table-cell office:value-type="time" office:time-value="PT17H07M13S">
            <text:p>17:07:13</text:p>
          </table:table-cell>
          <table:table-cell office:value-type="float" office:value="3375.033">
            <text:p>3375,033</text:p>
          </table:table-cell>
          <table:table-cell office:value-type="float" office:value="1000.01">
            <text:p>1000,010</text:p>
          </table:table-cell>
          <table:table-cell table:style-name="ce4" office:value-type="float" office:value="1000.01">
            <text:p>1000,01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style-name="ce11"/>
          <table:table-cell table:style-name="ce13" table:formula="of:=[.F17]+([.$N$1]+[.$O$1]-[.E17]-[.D17])*24*(30*[.I17]*1.1^[.I17]+20)/1000" office:value-type="float" office:value="3392.8828679971">
            <text:p>3392,883</text:p>
          </table:table-cell>
          <table:table-cell table:style-name="ce15" table:formula="of:=[.G17]+([.$O$1]+[.$N$1]-[.E17]-[.D17])*24*(20*[.J17]*1.1^[.J17]+10)/1000" office:value-type="float" office:value="1007.78812966385">
            <text:p>1007,788</text:p>
          </table:table-cell>
          <table:table-cell table:style-name="ce17" table:formula="of:=[.H17]+([.$N$1]+[.$O$1]-[.E17]-[.D17])*24*(10*[.K17]*1.1^[.K17]*(1.28-0.002*[.L17])/1000)" office:value-type="float" office:value="1003.17727035931">
            <text:p>1003,17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к10</text:p>
          </table:table-cell>
          <table:table-cell/>
          <table:table-cell office:value-type="string">
            <text:p>4:16070:3</text:p>
          </table:table-cell>
          <table:table-cell office:value-type="date" office:date-value="2017-02-08">
            <text:p>08.02.17</text:p>
          </table:table-cell>
          <table:table-cell office:value-type="time" office:time-value="PT17H06M57S">
            <text:p>17:06:57</text:p>
          </table:table-cell>
          <table:table-cell office:value-type="float" office:value="1000.01">
            <text:p>1000,010</text:p>
          </table:table-cell>
          <table:table-cell office:value-type="float" office:value="511.005">
            <text:p>511,005</text:p>
          </table:table-cell>
          <table:table-cell table:style-name="ce4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 table:style-name="ce11"/>
          <table:table-cell table:style-name="ce13" table:formula="of:=[.F18]+([.$N$1]+[.$O$1]-[.E18]-[.D18])*24*(30*[.I18]*1.1^[.I18]+20)/1000" office:value-type="float" office:value="1000.06768333333">
            <text:p>1000,068</text:p>
          </table:table-cell>
          <table:table-cell table:style-name="ce15" table:formula="of:=[.G18]+([.$O$1]+[.$N$1]-[.E18]-[.D18])*24*(20*[.J18]*1.1^[.J18]+10)/1000" office:value-type="float" office:value="511.033841666667">
            <text:p>511,034</text:p>
          </table:table-cell>
          <table:table-cell table:style-name="ce17" table:formula="of:=[.H18]+([.$N$1]+[.$O$1]-[.E18]-[.D18])*24*(10*[.K18]*1.1^[.K18]*(1.28-0.002*[.L18])/1000)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к10</text:p>
          </table:table-cell>
          <table:table-cell/>
          <table:table-cell office:value-type="string">
            <text:p>4:16070:4</text:p>
          </table:table-cell>
          <table:table-cell office:value-type="date" office:date-value="2017-02-08">
            <text:p>08.02.17</text:p>
          </table:table-cell>
          <table:table-cell office:value-type="time" office:time-value="PT17H06M43S">
            <text:p>17:06:43</text:p>
          </table:table-cell>
          <table:table-cell table:number-columns-repeated="2" office:value-type="float" office:value="1000.01">
            <text:p>1000,010</text:p>
          </table:table-cell>
          <table:table-cell table:style-name="ce4" office:value-type="float" office:value="1000.01">
            <text:p>1000,010</text:p>
          </table:table-cell>
          <table:table-cell table:number-columns-repeated="3" office:value-type="float" office:value="14">
            <text:p>14</text:p>
          </table:table-cell>
          <table:table-cell table:style-name="ce11"/>
          <table:table-cell table:style-name="ce13" table:formula="of:=[.F19]+([.$N$1]+[.$O$1]-[.E19]-[.D19])*24*(30*[.I19]*1.1^[.I19]+20)/1000" office:value-type="float" office:value="1004.67406330088">
            <text:p>1004,674</text:p>
          </table:table-cell>
          <table:table-cell table:style-name="ce15" table:formula="of:=[.G19]+([.$O$1]+[.$N$1]-[.E19]-[.D19])*24*(20*[.J19]*1.1^[.J19]+10)/1000" office:value-type="float" office:value="1003.10974868207">
            <text:p>1003,110</text:p>
          </table:table-cell>
          <table:table-cell table:style-name="ce17" table:formula="of:=[.H19]+([.$N$1]+[.$O$1]-[.E19]-[.D19])*24*(10*[.K19]*1.1^[.K19]*(1.28-0.002*[.L19])/1000)" office:value-type="float" office:value="1001.97535560097">
            <text:p>1001,9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к10</text:p>
          </table:table-cell>
          <table:table-cell/>
          <table:table-cell office:value-type="string">
            <text:p>4:16070:5</text:p>
          </table:table-cell>
          <table:table-cell office:value-type="date" office:date-value="2017-02-08">
            <text:p>08.02.17</text:p>
          </table:table-cell>
          <table:table-cell office:value-type="time" office:time-value="PT17H06M21S">
            <text:p>17:06:21</text:p>
          </table:table-cell>
          <table:table-cell office:value-type="float" office:value="583.823">
            <text:p>583,823</text:p>
          </table:table-cell>
          <table:table-cell office:value-type="float" office:value="468.712">
            <text:p>468,712</text:p>
          </table:table-cell>
          <table:table-cell table:style-name="ce4" office:value-type="float" office:value="362.554">
            <text:p>362,55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1"/>
          <table:table-cell table:style-name="ce13" table:formula="of:=[.F20]+([.$N$1]+[.$O$1]-[.E20]-[.D20])*24*(30*[.I20]*1.1^[.I20]+20)/1000" office:value-type="float" office:value="584.580045987098">
            <text:p>584,580</text:p>
          </table:table-cell>
          <table:table-cell table:style-name="ce15" table:formula="of:=[.G20]+([.$O$1]+[.$N$1]-[.E20]-[.D20])*24*(20*[.J20]*1.1^[.J20]+10)/1000" office:value-type="float" office:value="469.20705010251">
            <text:p>469,207</text:p>
          </table:table-cell>
          <table:table-cell table:style-name="ce17" table:formula="of:=[.H20]+([.$N$1]+[.$O$1]-[.E20]-[.D20])*24*(10*[.K20]*1.1^[.K20]*(1.28-0.002*[.L20])/1000)" office:value-type="float" office:value="362.9477684066">
            <text:p>362,948</text:p>
          </table:table-cell>
          <table:table-cell table:number-columns-repeated="3"/>
        </table:table-row>
        <table:table-row table:style-name="ro2">
          <table:table-cell office:value-type="string">
            <text:p>к10</text:p>
          </table:table-cell>
          <table:table-cell/>
          <table:table-cell office:value-type="string">
            <text:p>4:16070:6</text:p>
          </table:table-cell>
          <table:table-cell office:value-type="date" office:date-value="2017-02-08">
            <text:p>08.02.17</text:p>
          </table:table-cell>
          <table:table-cell office:value-type="time" office:time-value="PT17H06M03S">
            <text:p>17:06:03</text:p>
          </table:table-cell>
          <table:table-cell office:value-type="float" office:value="3375.033">
            <text:p>3375,033</text:p>
          </table:table-cell>
          <table:table-cell office:value-type="float" office:value="2250.022">
            <text:p>2250,022</text:p>
          </table:table-cell>
          <table:table-cell table:style-name="ce4" office:value-type="float" office:value="2250.022">
            <text:p>2250,022</text:p>
          </table:table-cell>
          <table:table-cell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 table:style-name="ce11"/>
          <table:table-cell table:style-name="ce13" table:formula="of:=[.F21]+([.$N$1]+[.$O$1]-[.E21]-[.D21])*24*(30*[.I21]*1.1^[.I21]+20)/1000" office:value-type="float" office:value="3402.04215184695">
            <text:p>3402,042</text:p>
          </table:table-cell>
          <table:table-cell table:style-name="ce15" table:formula="of:=[.G21]+([.$O$1]+[.$N$1]-[.E21]-[.D21])*24*(20*[.J21]*1.1^[.J21]+10)/1000" office:value-type="float" office:value="2261.99259862911">
            <text:p>2261,993</text:p>
          </table:table-cell>
          <table:table-cell table:style-name="ce17" table:formula="of:=[.H21]+([.$N$1]+[.$O$1]-[.E21]-[.D21])*24*(10*[.K21]*1.1^[.K21]*(1.28-0.002*[.L21])/1000)" office:value-type="float" office:value="2257.66462845596">
            <text:p>2257,66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к10</text:p>
          </table:table-cell>
          <table:table-cell/>
          <table:table-cell office:value-type="string">
            <text:p>4:16070:7</text:p>
          </table:table-cell>
          <table:table-cell office:value-type="date" office:date-value="2017-02-08">
            <text:p>08.02.17</text:p>
          </table:table-cell>
          <table:table-cell office:value-type="time" office:time-value="PT17H05M47S">
            <text:p>17:05:47</text:p>
          </table:table-cell>
          <table:table-cell office:value-type="float" office:value="64.787">
            <text:p>64,787</text:p>
          </table:table-cell>
          <table:table-cell office:value-type="float" office:value="32.651">
            <text:p>32,651</text:p>
          </table:table-cell>
          <table:table-cell table:style-name="ce4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 table:style-name="ce11"/>
          <table:table-cell table:style-name="ce13" table:formula="of:=[.F22]+([.$N$1]+[.$O$1]-[.E22]-[.D22])*24*(30*[.I22]*1.1^[.I22]+20)/1000" office:value-type="float" office:value="64.8450722222221">
            <text:p>64,845</text:p>
          </table:table-cell>
          <table:table-cell table:style-name="ce15" table:formula="of:=[.G22]+([.$O$1]+[.$N$1]-[.E22]-[.D22])*24*(20*[.J22]*1.1^[.J22]+10)/1000" office:value-type="float" office:value="32.6800361111111">
            <text:p>32,680</text:p>
          </table:table-cell>
          <table:table-cell table:style-name="ce17" table:formula="of:=[.H22]+([.$N$1]+[.$O$1]-[.E22]-[.D22])*24*(10*[.K22]*1.1^[.K22]*(1.28-0.002*[.L22])/1000)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к10</text:p>
          </table:table-cell>
          <table:table-cell/>
          <table:table-cell office:value-type="string">
            <text:p>4:16070:8</text:p>
          </table:table-cell>
          <table:table-cell office:value-type="date" office:date-value="2017-02-08">
            <text:p>08.02.17</text:p>
          </table:table-cell>
          <table:table-cell office:value-type="time" office:time-value="PT17H05M34S">
            <text:p>17:05:34</text:p>
          </table:table-cell>
          <table:table-cell table:formula="of:=480.422-41.666" office:value-type="float" office:value="438.756">
            <text:p>438,756</text:p>
          </table:table-cell>
          <table:table-cell table:formula="of:=1000.01-41.666" office:value-type="float" office:value="958.344">
            <text:p>958,344</text:p>
          </table:table-cell>
          <table:table-cell table:style-name="ce4" table:formula="of:=1000.01-41.666" office:value-type="float" office:value="958.344">
            <text:p>958,344</text:p>
          </table:table-cell>
          <table:table-cell table:number-columns-repeated="2" office:value-type="float" office:value="22">
            <text:p>22</text:p>
          </table:table-cell>
          <table:table-cell office:value-type="float" office:value="20">
            <text:p>20</text:p>
          </table:table-cell>
          <table:table-cell table:style-name="ce11"/>
          <table:table-cell table:style-name="ce13" table:formula="of:=[.F23]+([.$N$1]+[.$O$1]-[.E23]-[.D23])*24*(30*[.I23]*1.1^[.I23]+20)/1000" office:value-type="float" office:value="454.433432655048">
            <text:p>454,433</text:p>
          </table:table-cell>
          <table:table-cell table:style-name="ce15" table:formula="of:=[.G23]+([.$O$1]+[.$N$1]-[.E23]-[.D23])*24*(20*[.J23]*1.1^[.J23]+10)/1000" office:value-type="float" office:value="968.785931029291">
            <text:p>968,786</text:p>
          </table:table-cell>
          <table:table-cell table:style-name="ce17" table:formula="of:=[.H23]+([.$N$1]+[.$O$1]-[.E23]-[.D23])*24*(10*[.K23]*1.1^[.K23]*(1.28-0.002*[.L23])/1000)" office:value-type="float" office:value="963.350934362527">
            <text:p>963,35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к10</text:p>
          </table:table-cell>
          <table:table-cell/>
          <table:table-cell office:value-type="string">
            <text:p>4:16070:9</text:p>
          </table:table-cell>
          <table:table-cell office:value-type="date" office:date-value="2017-02-08">
            <text:p>08.02.17</text:p>
          </table:table-cell>
          <table:table-cell office:value-type="time" office:time-value="PT17H05M22S">
            <text:p>17:05:22</text:p>
          </table:table-cell>
          <table:table-cell office:value-type="float" office:value="551.618">
            <text:p>551,618</text:p>
          </table:table-cell>
          <table:table-cell office:value-type="float" office:value="363.691">
            <text:p>363,691</text:p>
          </table:table-cell>
          <table:table-cell table:style-name="ce4" office:value-type="float" office:value="310.792">
            <text:p>310,792</text:p>
          </table:table-cell>
          <table:table-cell table:number-columns-repeated="3" office:value-type="float" office:value="5">
            <text:p>5</text:p>
          </table:table-cell>
          <table:table-cell table:style-name="ce11"/>
          <table:table-cell table:style-name="ce13" table:formula="of:=[.F24]+([.$N$1]+[.$O$1]-[.E24]-[.D24])*24*(30*[.I24]*1.1^[.I24]+20)/1000" office:value-type="float" office:value="552.37933293529">
            <text:p>552,379</text:p>
          </table:table-cell>
          <table:table-cell table:style-name="ce15" table:formula="of:=[.G24]+([.$O$1]+[.$N$1]-[.E24]-[.D24])*24*(20*[.J24]*1.1^[.J24]+10)/1000" office:value-type="float" office:value="364.188853438341">
            <text:p>364,189</text:p>
          </table:table-cell>
          <table:table-cell table:style-name="ce17" table:formula="of:=[.H24]+([.$N$1]+[.$O$1]-[.E24]-[.D24])*24*(10*[.K24]*1.1^[.K24]*(1.28-0.002*[.L24])/1000)" office:value-type="float" office:value="311.091998644982">
            <text:p>311,09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к10</text:p>
          </table:table-cell>
          <table:table-cell office:value-type="string">
            <text:p>Фотонка:1</text:p>
          </table:table-cell>
          <table:table-cell office:value-type="string">
            <text:p>4:16070:10</text:p>
          </table:table-cell>
          <table:table-cell office:value-type="date" office:date-value="2017-02-08">
            <text:p>08.02.17</text:p>
          </table:table-cell>
          <table:table-cell office:value-type="time" office:time-value="PT17H05M11S">
            <text:p>17:05:11</text:p>
          </table:table-cell>
          <table:table-cell table:number-columns-repeated="2" office:value-type="float" office:value="7593.825">
            <text:p>7593,825</text:p>
          </table:table-cell>
          <table:table-cell table:style-name="ce4" office:value-type="float" office:value="2871.761">
            <text:p>2871,76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style-name="ce12"/>
          <table:table-cell table:style-name="ce13" table:formula="of:=[.F25]+([.$N$1]+[.$O$1]-[.E25]-[.D25])*24*(30*[.I25]*1.1^[.I25]+20)/1000" office:value-type="float" office:value="7611.88492721382">
            <text:p>7611,885</text:p>
          </table:table-cell>
          <table:table-cell table:style-name="ce15" table:formula="of:=[.G25]+([.$O$1]+[.$N$1]-[.E25]-[.D25])*24*(20*[.J25]*1.1^[.J25]+10)/1000" office:value-type="float" office:value="7609.63819592259">
            <text:p>7609,638</text:p>
          </table:table-cell>
          <table:table-cell table:style-name="ce17" table:formula="of:=[.H25]+([.$N$1]+[.$O$1]-[.E25]-[.D25])*24*(10*[.K25]*1.1^[.K25]*(1.28-0.002*[.L25])/1000)" office:value-type="float" office:value="2878.43987489543">
            <text:p>2878,440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к10</text:p>
          </table:table-cell>
          <table:table-cell/>
          <table:table-cell office:value-type="string">
            <text:p>4:16070:12</text:p>
          </table:table-cell>
          <table:table-cell office:value-type="date" office:date-value="2017-02-08">
            <text:p>08.02.17</text:p>
          </table:table-cell>
          <table:table-cell office:value-type="time" office:time-value="PT17H04M59S">
            <text:p>17:04:59</text:p>
          </table:table-cell>
          <table:table-cell office:value-type="float" office:value="4180.091">
            <text:p>4180,091</text:p>
          </table:table-cell>
          <table:table-cell office:value-type="float" office:value="596.221">
            <text:p>596,221</text:p>
          </table:table-cell>
          <table:table-cell table:style-name="ce4" office:value-type="float" office:value="550.037">
            <text:p>550,037</text:p>
          </table:table-cell>
          <table:table-cell office:value-type="float" office:value="23">
            <text:p>23</text:p>
          </table:table-cell>
          <table:table-cell table:number-columns-repeated="2" office:value-type="float" office:value="20">
            <text:p>20</text:p>
          </table:table-cell>
          <table:table-cell table:style-name="ce12"/>
          <table:table-cell table:style-name="ce13" table:formula="of:=[.F26]+([.$N$1]+[.$O$1]-[.E26]-[.D26])*24*(30*[.I26]*1.1^[.I26]+20)/1000" office:value-type="float" office:value="4198.17158877658">
            <text:p>4198,172</text:p>
          </table:table-cell>
          <table:table-cell table:style-name="ce15" table:formula="of:=[.G26]+([.$O$1]+[.$N$1]-[.E26]-[.D26])*24*(20*[.J26]*1.1^[.J26]+10)/1000" office:value-type="float" office:value="604.099666885704">
            <text:p>604,100</text:p>
          </table:table-cell>
          <table:table-cell table:style-name="ce17" table:formula="of:=[.H26]+([.$N$1]+[.$O$1]-[.E26]-[.D26])*24*(10*[.K26]*1.1^[.K26]*(1.28-0.002*[.L26])/1000)" office:value-type="float" office:value="555.060678362405">
            <text:p>555,06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к10</text:p>
          </table:table-cell>
          <table:table-cell/>
          <table:table-cell office:value-type="string">
            <text:p>4:16070:13</text:p>
          </table:table-cell>
          <table:table-cell office:value-type="date" office:date-value="2017-02-08">
            <text:p>08.02.17</text:p>
          </table:table-cell>
          <table:table-cell office:value-type="time" office:time-value="PT17H04M48S">
            <text:p>17:04:48</text:p>
          </table:table-cell>
          <table:table-cell office:value-type="float" office:value="367.663">
            <text:p>367,663</text:p>
          </table:table-cell>
          <table:table-cell office:value-type="float" office:value="324.18">
            <text:p>324,180</text:p>
          </table:table-cell>
          <table:table-cell office:value-type="float" office:value="173.345">
            <text:p>173,345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table:formula="of:=[.F27]+([.$N$1]+[.$O$1]-[.E27]-[.D27])*24*(30*[.I27]*1.1^[.I27]+20)/1000" office:value-type="float" office:value="367.933391999998">
            <text:p>367,933</text:p>
          </table:table-cell>
          <table:table-cell table:style-name="ce15" table:formula="of:=[.G27]+([.$O$1]+[.$N$1]-[.E27]-[.D27])*24*(20*[.J27]*1.1^[.J27]+10)/1000" office:value-type="float" office:value="324.350527999999">
            <text:p>324,351</text:p>
          </table:table-cell>
          <table:table-cell table:style-name="ce17" table:formula="of:=[.H27]+([.$N$1]+[.$O$1]-[.E27]-[.D27])*24*(10*[.K27]*1.1^[.K27]*(1.28-0.002*[.L27])/1000)" office:value-type="float" office:value="173.435449919999">
            <text:p>173,435</text:p>
          </table:table-cell>
          <table:table-cell table:number-columns-repeated="3"/>
        </table:table-row>
        <table:table-row table:style-name="ro2">
          <table:table-cell office:value-type="string">
            <text:p>к4</text:p>
          </table:table-cell>
          <table:table-cell/>
          <table:table-cell office:value-type="string">
            <text:p>1:10344:14</text:p>
          </table:table-cell>
          <table:table-cell office:value-type="date" office:date-value="2017-02-08">
            <text:p>08.02.17</text:p>
          </table:table-cell>
          <table:table-cell office:value-type="time" office:time-value="PT18H49M15S">
            <text:p>18:49:15</text:p>
          </table:table-cell>
          <table:table-cell office:value-type="float" office:value="1000.01">
            <text:p>1000,010</text:p>
          </table:table-cell>
          <table:table-cell office:value-type="float" office:value="874.206">
            <text:p>874,206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3" table:formula="of:=[.F28]+([.$N$1]+[.$O$1]-[.E28]-[.D28])*24*(30*[.I28]*1.1^[.I28]+20)/1000" office:value-type="float" office:value="1000.03358333334">
            <text:p>1000,034</text:p>
          </table:table-cell>
          <table:table-cell table:style-name="ce15" table:formula="of:=[.G28]+([.$O$1]+[.$N$1]-[.E28]-[.D28])*24*(20*[.J28]*1.1^[.J28]+10)/1000" office:value-type="float" office:value="874.217791666668">
            <text:p>874,218</text:p>
          </table:table-cell>
          <table:table-cell table:style-name="ce17" table:formula="of:=[.H28]+([.$N$1]+[.$O$1]-[.E28]-[.D28])*24*(10*[.K28]*1.1^[.K28]*(1.28-0.002*[.L28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office:value-type="string">
            <text:p>к4</text:p>
          </table:table-cell>
          <table:table-cell office:value-type="string">
            <text:p>Ракеница:1</text:p>
          </table:table-cell>
          <table:table-cell office:value-type="string">
            <text:p>1:10344:12</text:p>
          </table:table-cell>
          <table:table-cell office:value-type="date" office:date-value="2017-02-08">
            <text:p>08.02.17</text:p>
          </table:table-cell>
          <table:table-cell office:value-type="time" office:time-value="PT18H49M01S">
            <text:p>18:49:01</text:p>
          </table:table-cell>
          <table:table-cell office:value-type="float" office:value="1441.943">
            <text:p>1441,943</text:p>
          </table:table-cell>
          <table:table-cell office:value-type="float" office:value="931.69">
            <text:p>931,690</text:p>
          </table:table-cell>
          <table:table-cell office:value-type="float" office:value="873.899">
            <text:p>873,89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3" table:formula="of:=[.F29]+([.$N$1]+[.$O$1]-[.E29]-[.D29])*24*(30*[.I29]*1.1^[.I29]+20)/1000" office:value-type="float" office:value="1442.00570194445">
            <text:p>1442,006</text:p>
          </table:table-cell>
          <table:table-cell table:style-name="ce15" table:formula="of:=[.G29]+([.$O$1]+[.$N$1]-[.E29]-[.D29])*24*(20*[.J29]*1.1^[.J29]+10)/1000" office:value-type="float" office:value="931.727857777782">
            <text:p>931,728</text:p>
          </table:table-cell>
          <table:table-cell table:style-name="ce17" table:formula="of:=[.H29]+([.$N$1]+[.$O$1]-[.E29]-[.D29])*24*(10*[.K29]*1.1^[.K29]*(1.28-0.002*[.L29])/1000)" office:value-type="float" office:value="873.935646328893">
            <text:p>873,93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к4</text:p>
          </table:table-cell>
          <table:table-cell office:value-type="string">
            <text:p>кремний на орбите</text:p>
          </table:table-cell>
          <table:table-cell office:value-type="string">
            <text:p>1:10344:10</text:p>
          </table:table-cell>
          <table:table-cell office:value-type="date" office:date-value="2017-02-08">
            <text:p>08.02.17</text:p>
          </table:table-cell>
          <table:table-cell office:value-type="time" office:time-value="PT18H48M30S">
            <text:p>18:48:30</text:p>
          </table:table-cell>
          <table:table-cell office:value-type="float" office:value="1000.01">
            <text:p>1000,010</text:p>
          </table:table-cell>
          <table:table-cell office:value-type="float" office:value="883.671">
            <text:p>883,671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3" table:formula="of:=[.F30]+([.$N$1]+[.$O$1]-[.E30]-[.D30])*24*(30*[.I30]*1.1^[.I30]+20)/1000" office:value-type="float" office:value="1000.03383333333">
            <text:p>1000,034</text:p>
          </table:table-cell>
          <table:table-cell table:style-name="ce15" table:formula="of:=[.G30]+([.$O$1]+[.$N$1]-[.E30]-[.D30])*24*(20*[.J30]*1.1^[.J30]+10)/1000" office:value-type="float" office:value="883.682916666667">
            <text:p>883,683</text:p>
          </table:table-cell>
          <table:table-cell table:style-name="ce17" table:formula="of:=[.H30]+([.$N$1]+[.$O$1]-[.E30]-[.D30])*24*(10*[.K30]*1.1^[.K30]*(1.28-0.002*[.L30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office:value-type="string">
            <text:p>к4</text:p>
          </table:table-cell>
          <table:table-cell/>
          <table:table-cell office:value-type="string">
            <text:p>1:10344:8</text:p>
          </table:table-cell>
          <table:table-cell office:value-type="date" office:date-value="2017-02-08">
            <text:p>08.02.17</text:p>
          </table:table-cell>
          <table:table-cell office:value-type="time" office:time-value="PT18H48M17S">
            <text:p>18:48:17</text:p>
          </table:table-cell>
          <table:table-cell table:number-columns-repeated="2" office:value-type="float" office:value="1500.015">
            <text:p>1500,015</text:p>
          </table:table-cell>
          <table:table-cell office:value-type="float" office:value="1000.01">
            <text:p>1000,0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/>
          <table:table-cell table:style-name="ce13" table:formula="of:=[.F31]+([.$N$1]+[.$O$1]-[.E31]-[.D31])*24*(30*[.I31]*1.1^[.I31]+20)/1000" office:value-type="float" office:value="1501.64821055109">
            <text:p>1501,648</text:p>
          </table:table-cell>
          <table:table-cell table:style-name="ce15" table:formula="of:=[.G31]+([.$O$1]+[.$N$1]-[.E31]-[.D31])*24*(20*[.J31]*1.1^[.J31]+10)/1000" office:value-type="float" office:value="1501.29789108194">
            <text:p>1501,298</text:p>
          </table:table-cell>
          <table:table-cell table:style-name="ce17" table:formula="of:=[.H31]+([.$N$1]+[.$O$1]-[.E31]-[.D31])*24*(10*[.K31]*1.1^[.K31]*(1.28-0.002*[.L31])/1000)" office:value-type="float" office:value="1000.13320043609">
            <text:p>1000,13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к4</text:p>
          </table:table-cell>
          <table:table-cell/>
          <table:table-cell office:value-type="string">
            <text:p>1:10344:7</text:p>
          </table:table-cell>
          <table:table-cell office:value-type="date" office:date-value="2017-02-08">
            <text:p>08.02.17</text:p>
          </table:table-cell>
          <table:table-cell office:value-type="time" office:time-value="PT18H48M06S">
            <text:p>18:48:06</text:p>
          </table:table-cell>
          <table:table-cell office:value-type="float" office:value="1500.015">
            <text:p>1500,015</text:p>
          </table:table-cell>
          <table:table-cell office:value-type="float" office:value="1000.01">
            <text:p>1000,010</text:p>
          </table:table-cell>
          <table:table-cell office:value-type="float" office:value="1000.01">
            <text:p>1000,01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/>
          <table:table-cell table:style-name="ce13" table:formula="of:=[.F32]+([.$N$1]+[.$O$1]-[.E32]-[.D32])*24*(30*[.I32]*1.1^[.I32]+20)/1000" office:value-type="float" office:value="1503.63678916032">
            <text:p>1503,637</text:p>
          </table:table-cell>
          <table:table-cell table:style-name="ce15" table:formula="of:=[.G32]+([.$O$1]+[.$N$1]-[.E32]-[.D32])*24*(20*[.J32]*1.1^[.J32]+10)/1000" office:value-type="float" office:value="1001.78400230788">
            <text:p>1001,784</text:p>
          </table:table-cell>
          <table:table-cell table:style-name="ce17" table:formula="of:=[.H32]+([.$N$1]+[.$O$1]-[.E32]-[.D32])*24*(10*[.K32]*1.1^[.K32]*(1.28-0.002*[.L32])/1000)" office:value-type="float" office:value="1001.13769214371">
            <text:p>1001,13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к4</text:p>
          </table:table-cell>
          <table:table-cell/>
          <table:table-cell office:value-type="string">
            <text:p>1:10344:6</text:p>
          </table:table-cell>
          <table:table-cell office:value-type="date" office:date-value="2017-02-08">
            <text:p>08.02.17</text:p>
          </table:table-cell>
          <table:table-cell office:value-type="time" office:time-value="PT18H47M55S">
            <text:p>18:47:55</text:p>
          </table:table-cell>
          <table:table-cell office:value-type="float" office:value="1859.643">
            <text:p>1859,643</text:p>
          </table:table-cell>
          <table:table-cell office:value-type="float" office:value="824.991">
            <text:p>824,991</text:p>
          </table:table-cell>
          <table:table-cell office:value-type="float" office:value="325.343">
            <text:p>325,343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/>
          <table:table-cell table:style-name="ce13" table:formula="of:=[.F33]+([.$N$1]+[.$O$1]-[.E33]-[.D33])*24*(30*[.I33]*1.1^[.I33]+20)/1000" office:value-type="float" office:value="1872.42469087586">
            <text:p>1872,425</text:p>
          </table:table-cell>
          <table:table-cell table:style-name="ce15" table:formula="of:=[.G33]+([.$O$1]+[.$N$1]-[.E33]-[.D33])*24*(20*[.J33]*1.1^[.J33]+10)/1000" office:value-type="float" office:value="831.511361556517">
            <text:p>831,511</text:p>
          </table:table-cell>
          <table:table-cell table:style-name="ce17" table:formula="of:=[.H33]+([.$N$1]+[.$O$1]-[.E33]-[.D33])*24*(10*[.K33]*1.1^[.K33]*(1.28-0.002*[.L33])/1000)" office:value-type="float" office:value="328.510037278264">
            <text:p>328,5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к4</text:p>
          </table:table-cell>
          <table:table-cell/>
          <table:table-cell office:value-type="string">
            <text:p>1:10344:5</text:p>
          </table:table-cell>
          <table:table-cell office:value-type="date" office:date-value="2017-02-08">
            <text:p>08.02.17</text:p>
          </table:table-cell>
          <table:table-cell office:value-type="time" office:time-value="PT18H47M44S">
            <text:p>18:47:44</text:p>
          </table:table-cell>
          <table:table-cell table:number-columns-repeated="2" office:value-type="float" office:value="1000.01">
            <text:p>1000,010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style-name="ce13" table:formula="of:=[.F34]+([.$N$1]+[.$O$1]-[.E34]-[.D34])*24*(30*[.I34]*1.1^[.I34]+20)/1000" office:value-type="float" office:value="1000.32505436224">
            <text:p>1000,325</text:p>
          </table:table-cell>
          <table:table-cell table:style-name="ce15" table:formula="of:=[.G34]+([.$O$1]+[.$N$1]-[.E34]-[.D34])*24*(20*[.J34]*1.1^[.J34]+10)/1000" office:value-type="float" office:value="1000.21602142668">
            <text:p>1000,216</text:p>
          </table:table-cell>
          <table:table-cell table:style-name="ce17" table:formula="of:=[.H34]+([.$N$1]+[.$O$1]-[.E34]-[.D34])*24*(10*[.K34]*1.1^[.K34]*(1.28-0.002*[.L34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office:value-type="string">
            <text:p>к4</text:p>
          </table:table-cell>
          <table:table-cell/>
          <table:table-cell office:value-type="string">
            <text:p>1:10344:4</text:p>
          </table:table-cell>
          <table:table-cell office:value-type="date" office:date-value="2017-02-08">
            <text:p>08.02.17</text:p>
          </table:table-cell>
          <table:table-cell office:value-type="time" office:time-value="PT18H47M32S">
            <text:p>18:47:32</text:p>
          </table:table-cell>
          <table:table-cell office:value-type="float" office:value="1000.01">
            <text:p>1000,010</text:p>
          </table:table-cell>
          <table:table-cell office:value-type="float" office:value="644.385">
            <text:p>644,385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3" table:formula="of:=[.F35]+([.$N$1]+[.$O$1]-[.E35]-[.D35])*24*(30*[.I35]*1.1^[.I35]+20)/1000" office:value-type="float" office:value="1000.03415555556">
            <text:p>1000,034</text:p>
          </table:table-cell>
          <table:table-cell table:style-name="ce15" table:formula="of:=[.G35]+([.$O$1]+[.$N$1]-[.E35]-[.D35])*24*(20*[.J35]*1.1^[.J35]+10)/1000" office:value-type="float" office:value="644.397077777779">
            <text:p>644,397</text:p>
          </table:table-cell>
          <table:table-cell table:style-name="ce17" table:formula="of:=[.H35]+([.$N$1]+[.$O$1]-[.E35]-[.D35])*24*(10*[.K35]*1.1^[.K35]*(1.28-0.002*[.L35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office:value-type="string">
            <text:p>к4</text:p>
          </table:table-cell>
          <table:table-cell/>
          <table:table-cell office:value-type="string">
            <text:p>1:10344:2</text:p>
          </table:table-cell>
          <table:table-cell office:value-type="date" office:date-value="2017-02-08">
            <text:p>08.02.17</text:p>
          </table:table-cell>
          <table:table-cell office:value-type="time" office:time-value="PT18H47M06S">
            <text:p>18:47:06</text:p>
          </table:table-cell>
          <table:table-cell office:value-type="float" office:value="1500.015">
            <text:p>1500,015</text:p>
          </table:table-cell>
          <table:table-cell office:value-type="float" office:value="1000.01">
            <text:p>1000,010</text:p>
          </table:table-cell>
          <table:table-cell office:value-type="float" office:value="479.925">
            <text:p>479,925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table:formula="of:=[.F36]+([.$N$1]+[.$O$1]-[.E36]-[.D36])*24*(30*[.I36]*1.1^[.I36]+20)/1000" office:value-type="float" office:value="1500.079395">
            <text:p>1500,079</text:p>
          </table:table-cell>
          <table:table-cell table:style-name="ce15" table:formula="of:=[.G36]+([.$O$1]+[.$N$1]-[.E36]-[.D36])*24*(20*[.J36]*1.1^[.J36]+10)/1000" office:value-type="float" office:value="1000.04888">
            <text:p>1000,049</text:p>
          </table:table-cell>
          <table:table-cell table:style-name="ce17" table:formula="of:=[.H36]+([.$N$1]+[.$O$1]-[.E36]-[.D36])*24*(10*[.K36]*1.1^[.K36]*(1.28-0.002*[.L36])/1000)" office:value-type="float" office:value="479.942107200001">
            <text:p>479,94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к4</text:p>
          </table:table-cell>
          <table:table-cell/>
          <table:table-cell office:value-type="string">
            <text:p>1:10344:1</text:p>
          </table:table-cell>
          <table:table-cell office:value-type="date" office:date-value="2017-02-08">
            <text:p>08.02.17</text:p>
          </table:table-cell>
          <table:table-cell office:value-type="time" office:time-value="PT18H46M56S">
            <text:p>18:46:56</text:p>
          </table:table-cell>
          <table:table-cell table:number-columns-repeated="2" office:value-type="float" office:value="1500.015">
            <text:p>1500,015</text:p>
          </table:table-cell>
          <table:table-cell office:value-type="float" office:value="760.186">
            <text:p>760,186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table:formula="of:=[.F37]+([.$N$1]+[.$O$1]-[.E37]-[.D37])*24*(30*[.I37]*1.1^[.I37]+20)/1000" office:value-type="float" office:value="1500.12776622223">
            <text:p>1500,128</text:p>
          </table:table-cell>
          <table:table-cell table:style-name="ce15" table:formula="of:=[.G37]+([.$O$1]+[.$N$1]-[.E37]-[.D37])*24*(20*[.J37]*1.1^[.J37]+10)/1000" office:value-type="float" office:value="1500.08611822222">
            <text:p>1500,086</text:p>
          </table:table-cell>
          <table:table-cell table:style-name="ce17" table:formula="of:=[.H37]+([.$N$1]+[.$O$1]-[.E37]-[.D37])*24*(10*[.K37]*1.1^[.K37]*(1.28-0.002*[.L37])/1000)" office:value-type="float" office:value="760.223721884446">
            <text:p>760,22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38]+([.$N$1]+[.$O$1]-[.E38]-[.D38])*24*(30*[.I38]*1.1^[.I38]+20)/1000" office:value-type="float" office:value="0.400000000001164">
            <text:p>0,400</text:p>
          </table:table-cell>
          <table:table-cell table:style-name="ce15" table:formula="of:=[.G38]+([.$O$1]+[.$N$1]-[.E38]-[.D38])*24*(20*[.J38]*1.1^[.J38]+10)/1000" office:value-type="float" office:value="0.200000000000582">
            <text:p>0,200</text:p>
          </table:table-cell>
          <table:table-cell table:style-name="ce17" table:formula="of:=[.H38]+([.$N$1]+[.$O$1]-[.E38]-[.D38])*24*(10*[.K38]*1.1^[.K38]*(1.28-0.002*[.L38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39]+([.$N$1]+[.$O$1]-[.E39]-[.D39])*24*(30*[.I39]*1.1^[.I39]+20)/1000" office:value-type="float" office:value="0.400000000001164">
            <text:p>0,400</text:p>
          </table:table-cell>
          <table:table-cell table:style-name="ce15" table:formula="of:=[.G39]+([.$O$1]+[.$N$1]-[.E39]-[.D39])*24*(20*[.J39]*1.1^[.J39]+10)/1000" office:value-type="float" office:value="0.200000000000582">
            <text:p>0,200</text:p>
          </table:table-cell>
          <table:table-cell table:style-name="ce17" table:formula="of:=[.H39]+([.$N$1]+[.$O$1]-[.E39]-[.D39])*24*(10*[.K39]*1.1^[.K39]*(1.28-0.002*[.L39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40]+([.$N$1]+[.$O$1]-[.E40]-[.D40])*24*(30*[.I40]*1.1^[.I40]+20)/1000" office:value-type="float" office:value="0.400000000001164">
            <text:p>0,400</text:p>
          </table:table-cell>
          <table:table-cell table:style-name="ce15" table:formula="of:=[.G40]+([.$O$1]+[.$N$1]-[.E40]-[.D40])*24*(20*[.J40]*1.1^[.J40]+10)/1000" office:value-type="float" office:value="0.200000000000582">
            <text:p>0,200</text:p>
          </table:table-cell>
          <table:table-cell table:style-name="ce17" table:formula="of:=[.H40]+([.$N$1]+[.$O$1]-[.E40]-[.D40])*24*(10*[.K40]*1.1^[.K40]*(1.28-0.002*[.L40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41]+([.$N$1]+[.$O$1]-[.E41]-[.D41])*24*(30*[.I41]*1.1^[.I41]+20)/1000" office:value-type="float" office:value="0.400000000001164">
            <text:p>0,400</text:p>
          </table:table-cell>
          <table:table-cell table:style-name="ce15" table:formula="of:=[.G41]+([.$O$1]+[.$N$1]-[.E41]-[.D41])*24*(20*[.J41]*1.1^[.J41]+10)/1000" office:value-type="float" office:value="0.200000000000582">
            <text:p>0,200</text:p>
          </table:table-cell>
          <table:table-cell table:style-name="ce17" table:formula="of:=[.H41]+([.$N$1]+[.$O$1]-[.E41]-[.D41])*24*(10*[.K41]*1.1^[.K41]*(1.28-0.002*[.L41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42]+([.$N$1]+[.$O$1]-[.E42]-[.D42])*24*(30*[.I42]*1.1^[.I42]+20)/1000" office:value-type="float" office:value="0.400000000001164">
            <text:p>0,400</text:p>
          </table:table-cell>
          <table:table-cell table:style-name="ce15" table:formula="of:=[.G42]+([.$O$1]+[.$N$1]-[.E42]-[.D42])*24*(20*[.J42]*1.1^[.J42]+10)/1000" office:value-type="float" office:value="0.200000000000582">
            <text:p>0,200</text:p>
          </table:table-cell>
          <table:table-cell table:style-name="ce17" table:formula="of:=[.H42]+([.$N$1]+[.$O$1]-[.E42]-[.D42])*24*(10*[.K42]*1.1^[.K42]*(1.28-0.002*[.L42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43]+([.$N$1]+[.$O$1]-[.E43]-[.D43])*24*(30*[.I43]*1.1^[.I43]+20)/1000" office:value-type="float" office:value="0.400000000001164">
            <text:p>0,400</text:p>
          </table:table-cell>
          <table:table-cell table:style-name="ce15" table:formula="of:=[.G43]+([.$O$1]+[.$N$1]-[.E43]-[.D43])*24*(20*[.J43]*1.1^[.J43]+10)/1000" office:value-type="float" office:value="0.200000000000582">
            <text:p>0,200</text:p>
          </table:table-cell>
          <table:table-cell table:style-name="ce17" table:formula="of:=[.H43]+([.$N$1]+[.$O$1]-[.E43]-[.D43])*24*(10*[.K43]*1.1^[.K43]*(1.28-0.002*[.L43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44]+([.$N$1]+[.$O$1]-[.E44]-[.D44])*24*(30*[.I44]*1.1^[.I44]+20)/1000" office:value-type="float" office:value="0.400000000001164">
            <text:p>0,400</text:p>
          </table:table-cell>
          <table:table-cell table:style-name="ce15" table:formula="of:=[.G44]+([.$O$1]+[.$N$1]-[.E44]-[.D44])*24*(20*[.J44]*1.1^[.J44]+10)/1000" office:value-type="float" office:value="0.200000000000582">
            <text:p>0,200</text:p>
          </table:table-cell>
          <table:table-cell table:style-name="ce17" table:formula="of:=[.H44]+([.$N$1]+[.$O$1]-[.E44]-[.D44])*24*(10*[.K44]*1.1^[.K44]*(1.28-0.002*[.L44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45]+([.$N$1]+[.$O$1]-[.E45]-[.D45])*24*(30*[.I45]*1.1^[.I45]+20)/1000" office:value-type="float" office:value="0.400000000001164">
            <text:p>0,400</text:p>
          </table:table-cell>
          <table:table-cell table:style-name="ce15" table:formula="of:=[.G45]+([.$O$1]+[.$N$1]-[.E45]-[.D45])*24*(20*[.J45]*1.1^[.J45]+10)/1000" office:value-type="float" office:value="0.200000000000582">
            <text:p>0,200</text:p>
          </table:table-cell>
          <table:table-cell table:style-name="ce17" table:formula="of:=[.H45]+([.$N$1]+[.$O$1]-[.E45]-[.D45])*24*(10*[.K45]*1.1^[.K45]*(1.28-0.002*[.L45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46]+([.$N$1]+[.$O$1]-[.E46]-[.D46])*24*(30*[.I46]*1.1^[.I46]+20)/1000" office:value-type="float" office:value="0.400000000001164">
            <text:p>0,400</text:p>
          </table:table-cell>
          <table:table-cell table:style-name="ce15" table:formula="of:=[.G46]+([.$O$1]+[.$N$1]-[.E46]-[.D46])*24*(20*[.J46]*1.1^[.J46]+10)/1000" office:value-type="float" office:value="0.200000000000582">
            <text:p>0,200</text:p>
          </table:table-cell>
          <table:table-cell table:style-name="ce17" table:formula="of:=[.H46]+([.$N$1]+[.$O$1]-[.E46]-[.D46])*24*(10*[.K46]*1.1^[.K46]*(1.28-0.002*[.L46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47]+([.$N$1]+[.$O$1]-[.E47]-[.D47])*24*(30*[.I47]*1.1^[.I47]+20)/1000" office:value-type="float" office:value="0.400000000001164">
            <text:p>0,400</text:p>
          </table:table-cell>
          <table:table-cell table:style-name="ce15" table:formula="of:=[.G47]+([.$O$1]+[.$N$1]-[.E47]-[.D47])*24*(20*[.J47]*1.1^[.J47]+10)/1000" office:value-type="float" office:value="0.200000000000582">
            <text:p>0,200</text:p>
          </table:table-cell>
          <table:table-cell table:style-name="ce17" table:formula="of:=[.H47]+([.$N$1]+[.$O$1]-[.E47]-[.D47])*24*(10*[.K47]*1.1^[.K47]*(1.28-0.002*[.L47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48]+([.$N$1]+[.$O$1]-[.E48]-[.D48])*24*(30*[.I48]*1.1^[.I48]+20)/1000" office:value-type="float" office:value="0.400000000001164">
            <text:p>0,400</text:p>
          </table:table-cell>
          <table:table-cell table:style-name="ce15" table:formula="of:=[.G48]+([.$O$1]+[.$N$1]-[.E48]-[.D48])*24*(20*[.J48]*1.1^[.J48]+10)/1000" office:value-type="float" office:value="0.200000000000582">
            <text:p>0,200</text:p>
          </table:table-cell>
          <table:table-cell table:style-name="ce17" table:formula="of:=[.H48]+([.$N$1]+[.$O$1]-[.E48]-[.D48])*24*(10*[.K48]*1.1^[.K48]*(1.28-0.002*[.L48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49]+([.$N$1]+[.$O$1]-[.E49]-[.D49])*24*(30*[.I49]*1.1^[.I49]+20)/1000" office:value-type="float" office:value="0.400000000001164">
            <text:p>0,400</text:p>
          </table:table-cell>
          <table:table-cell table:style-name="ce15" table:formula="of:=[.G49]+([.$O$1]+[.$N$1]-[.E49]-[.D49])*24*(20*[.J49]*1.1^[.J49]+10)/1000" office:value-type="float" office:value="0.200000000000582">
            <text:p>0,200</text:p>
          </table:table-cell>
          <table:table-cell table:style-name="ce17" table:formula="of:=[.H49]+([.$N$1]+[.$O$1]-[.E49]-[.D49])*24*(10*[.K49]*1.1^[.K49]*(1.28-0.002*[.L49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50]+([.$N$1]+[.$O$1]-[.E50]-[.D50])*24*(30*[.I50]*1.1^[.I50]+20)/1000" office:value-type="float" office:value="0.400000000001164">
            <text:p>0,400</text:p>
          </table:table-cell>
          <table:table-cell table:style-name="ce15" table:formula="of:=[.G50]+([.$O$1]+[.$N$1]-[.E50]-[.D50])*24*(20*[.J50]*1.1^[.J50]+10)/1000" office:value-type="float" office:value="0.200000000000582">
            <text:p>0,200</text:p>
          </table:table-cell>
          <table:table-cell table:style-name="ce17" table:formula="of:=[.H50]+([.$N$1]+[.$O$1]-[.E50]-[.D50])*24*(10*[.K50]*1.1^[.K50]*(1.28-0.002*[.L50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51]+([.$N$1]+[.$O$1]-[.E51]-[.D51])*24*(30*[.I51]*1.1^[.I51]+20)/1000" office:value-type="float" office:value="0.400000000001164">
            <text:p>0,400</text:p>
          </table:table-cell>
          <table:table-cell table:style-name="ce15" table:formula="of:=[.G51]+([.$O$1]+[.$N$1]-[.E51]-[.D51])*24*(20*[.J51]*1.1^[.J51]+10)/1000" office:value-type="float" office:value="0.200000000000582">
            <text:p>0,200</text:p>
          </table:table-cell>
          <table:table-cell table:style-name="ce17" table:formula="of:=[.H51]+([.$N$1]+[.$O$1]-[.E51]-[.D51])*24*(10*[.K51]*1.1^[.K51]*(1.28-0.002*[.L51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52]+([.$N$1]+[.$O$1]-[.E52]-[.D52])*24*(30*[.I52]*1.1^[.I52]+20)/1000" office:value-type="float" office:value="0.400000000001164">
            <text:p>0,400</text:p>
          </table:table-cell>
          <table:table-cell table:style-name="ce15" table:formula="of:=[.G52]+([.$O$1]+[.$N$1]-[.E52]-[.D52])*24*(20*[.J52]*1.1^[.J52]+10)/1000" office:value-type="float" office:value="0.200000000000582">
            <text:p>0,200</text:p>
          </table:table-cell>
          <table:table-cell table:style-name="ce17" table:formula="of:=[.H52]+([.$N$1]+[.$O$1]-[.E52]-[.D52])*24*(10*[.K52]*1.1^[.K52]*(1.28-0.002*[.L52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53]+([.$N$1]+[.$O$1]-[.E53]-[.D53])*24*(30*[.I53]*1.1^[.I53]+20)/1000" office:value-type="float" office:value="0.400000000001164">
            <text:p>0,400</text:p>
          </table:table-cell>
          <table:table-cell table:style-name="ce15" table:formula="of:=[.G53]+([.$O$1]+[.$N$1]-[.E53]-[.D53])*24*(20*[.J53]*1.1^[.J53]+10)/1000" office:value-type="float" office:value="0.200000000000582">
            <text:p>0,200</text:p>
          </table:table-cell>
          <table:table-cell table:style-name="ce17" table:formula="of:=[.H53]+([.$N$1]+[.$O$1]-[.E53]-[.D53])*24*(10*[.K53]*1.1^[.K53]*(1.28-0.002*[.L53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54]+([.$N$1]+[.$O$1]-[.E54]-[.D54])*24*(30*[.I54]*1.1^[.I54]+20)/1000" office:value-type="float" office:value="0.400000000001164">
            <text:p>0,400</text:p>
          </table:table-cell>
          <table:table-cell table:style-name="ce15" table:formula="of:=[.G54]+([.$O$1]+[.$N$1]-[.E54]-[.D54])*24*(20*[.J54]*1.1^[.J54]+10)/1000" office:value-type="float" office:value="0.200000000000582">
            <text:p>0,200</text:p>
          </table:table-cell>
          <table:table-cell table:style-name="ce17" table:formula="of:=[.H54]+([.$N$1]+[.$O$1]-[.E54]-[.D54])*24*(10*[.K54]*1.1^[.K54]*(1.28-0.002*[.L54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55]+([.$N$1]+[.$O$1]-[.E55]-[.D55])*24*(30*[.I55]*1.1^[.I55]+20)/1000" office:value-type="float" office:value="0.400000000001164">
            <text:p>0,400</text:p>
          </table:table-cell>
          <table:table-cell table:style-name="ce15" table:formula="of:=[.G55]+([.$O$1]+[.$N$1]-[.E55]-[.D55])*24*(20*[.J55]*1.1^[.J55]+10)/1000" office:value-type="float" office:value="0.200000000000582">
            <text:p>0,200</text:p>
          </table:table-cell>
          <table:table-cell table:style-name="ce17" table:formula="of:=[.H55]+([.$N$1]+[.$O$1]-[.E55]-[.D55])*24*(10*[.K55]*1.1^[.K55]*(1.28-0.002*[.L55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56]+([.$N$1]+[.$O$1]-[.E56]-[.D56])*24*(30*[.I56]*1.1^[.I56]+20)/1000" office:value-type="float" office:value="0.400000000001164">
            <text:p>0,400</text:p>
          </table:table-cell>
          <table:table-cell table:style-name="ce15" table:formula="of:=[.G56]+([.$O$1]+[.$N$1]-[.E56]-[.D56])*24*(20*[.J56]*1.1^[.J56]+10)/1000" office:value-type="float" office:value="0.200000000000582">
            <text:p>0,200</text:p>
          </table:table-cell>
          <table:table-cell table:style-name="ce17" table:formula="of:=[.H56]+([.$N$1]+[.$O$1]-[.E56]-[.D56])*24*(10*[.K56]*1.1^[.K56]*(1.28-0.002*[.L56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57]+([.$N$1]+[.$O$1]-[.E57]-[.D57])*24*(30*[.I57]*1.1^[.I57]+20)/1000" office:value-type="float" office:value="0.400000000001164">
            <text:p>0,400</text:p>
          </table:table-cell>
          <table:table-cell table:style-name="ce15" table:formula="of:=[.G57]+([.$O$1]+[.$N$1]-[.E57]-[.D57])*24*(20*[.J57]*1.1^[.J57]+10)/1000" office:value-type="float" office:value="0.200000000000582">
            <text:p>0,200</text:p>
          </table:table-cell>
          <table:table-cell table:style-name="ce17" table:formula="of:=[.H57]+([.$N$1]+[.$O$1]-[.E57]-[.D57])*24*(10*[.K57]*1.1^[.K57]*(1.28-0.002*[.L57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58]+([.$N$1]+[.$O$1]-[.E58]-[.D58])*24*(30*[.I58]*1.1^[.I58]+20)/1000" office:value-type="float" office:value="0.400000000001164">
            <text:p>0,400</text:p>
          </table:table-cell>
          <table:table-cell table:style-name="ce15" table:formula="of:=[.G58]+([.$O$1]+[.$N$1]-[.E58]-[.D58])*24*(20*[.J58]*1.1^[.J58]+10)/1000" office:value-type="float" office:value="0.200000000000582">
            <text:p>0,200</text:p>
          </table:table-cell>
          <table:table-cell table:style-name="ce17" table:formula="of:=[.H58]+([.$N$1]+[.$O$1]-[.E58]-[.D58])*24*(10*[.K58]*1.1^[.K58]*(1.28-0.002*[.L58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59]+([.$N$1]+[.$O$1]-[.E59]-[.D59])*24*(30*[.I59]*1.1^[.I59]+20)/1000" office:value-type="float" office:value="0.400000000001164">
            <text:p>0,400</text:p>
          </table:table-cell>
          <table:table-cell table:style-name="ce15" table:formula="of:=[.G59]+([.$O$1]+[.$N$1]-[.E59]-[.D59])*24*(20*[.J59]*1.1^[.J59]+10)/1000" office:value-type="float" office:value="0.200000000000582">
            <text:p>0,200</text:p>
          </table:table-cell>
          <table:table-cell table:style-name="ce17" table:formula="of:=[.H59]+([.$N$1]+[.$O$1]-[.E59]-[.D59])*24*(10*[.K59]*1.1^[.K59]*(1.28-0.002*[.L59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60]+([.$N$1]+[.$O$1]-[.E60]-[.D60])*24*(30*[.I60]*1.1^[.I60]+20)/1000" office:value-type="float" office:value="0.400000000001164">
            <text:p>0,400</text:p>
          </table:table-cell>
          <table:table-cell table:style-name="ce15" table:formula="of:=[.G60]+([.$O$1]+[.$N$1]-[.E60]-[.D60])*24*(20*[.J60]*1.1^[.J60]+10)/1000" office:value-type="float" office:value="0.200000000000582">
            <text:p>0,200</text:p>
          </table:table-cell>
          <table:table-cell table:style-name="ce17" table:formula="of:=[.H60]+([.$N$1]+[.$O$1]-[.E60]-[.D60])*24*(10*[.K60]*1.1^[.K60]*(1.28-0.002*[.L60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61]+([.$N$1]+[.$O$1]-[.E61]-[.D61])*24*(30*[.I61]*1.1^[.I61]+20)/1000" office:value-type="float" office:value="0.400000000001164">
            <text:p>0,400</text:p>
          </table:table-cell>
          <table:table-cell table:style-name="ce15" table:formula="of:=[.G61]+([.$O$1]+[.$N$1]-[.E61]-[.D61])*24*(20*[.J61]*1.1^[.J61]+10)/1000" office:value-type="float" office:value="0.200000000000582">
            <text:p>0,200</text:p>
          </table:table-cell>
          <table:table-cell table:style-name="ce17" table:formula="of:=[.H61]+([.$N$1]+[.$O$1]-[.E61]-[.D61])*24*(10*[.K61]*1.1^[.K61]*(1.28-0.002*[.L61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62]+([.$N$1]+[.$O$1]-[.E62]-[.D62])*24*(30*[.I62]*1.1^[.I62]+20)/1000" office:value-type="float" office:value="0.400000000001164">
            <text:p>0,400</text:p>
          </table:table-cell>
          <table:table-cell table:style-name="ce15" table:formula="of:=[.G62]+([.$O$1]+[.$N$1]-[.E62]-[.D62])*24*(20*[.J62]*1.1^[.J62]+10)/1000" office:value-type="float" office:value="0.200000000000582">
            <text:p>0,200</text:p>
          </table:table-cell>
          <table:table-cell table:style-name="ce17" table:formula="of:=[.H62]+([.$N$1]+[.$O$1]-[.E62]-[.D62])*24*(10*[.K62]*1.1^[.K62]*(1.28-0.002*[.L62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63]+([.$N$1]+[.$O$1]-[.E63]-[.D63])*24*(30*[.I63]*1.1^[.I63]+20)/1000" office:value-type="float" office:value="0.400000000001164">
            <text:p>0,400</text:p>
          </table:table-cell>
          <table:table-cell table:style-name="ce15" table:formula="of:=[.G63]+([.$O$1]+[.$N$1]-[.E63]-[.D63])*24*(20*[.J63]*1.1^[.J63]+10)/1000" office:value-type="float" office:value="0.200000000000582">
            <text:p>0,200</text:p>
          </table:table-cell>
          <table:table-cell table:style-name="ce17" table:formula="of:=[.H63]+([.$N$1]+[.$O$1]-[.E63]-[.D63])*24*(10*[.K63]*1.1^[.K63]*(1.28-0.002*[.L63])/1000)" office:value-type="float" office:value="0">
            <text:p>0,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date" office:date-value="2017-02-08">
            <text:p>08.02.17</text:p>
          </table:table-cell>
          <table:table-cell table:number-columns-repeated="8"/>
          <table:table-cell table:style-name="ce13" table:formula="of:=[.F64]+([.$N$1]+[.$O$1]-[.E64]-[.D64])*24*(30*[.I64]*1.1^[.I64]+20)/1000" office:value-type="float" office:value="0.400000000001164">
            <text:p>0,400</text:p>
          </table:table-cell>
          <table:table-cell table:style-name="ce15" table:formula="of:=[.G64]+([.$O$1]+[.$N$1]-[.E64]-[.D64])*24*(20*[.J64]*1.1^[.J64]+10)/1000" office:value-type="float" office:value="0.200000000000582">
            <text:p>0,200</text:p>
          </table:table-cell>
          <table:table-cell table:style-name="ce17" table:formula="of:=[.H64]+([.$N$1]+[.$O$1]-[.E64]-[.D64])*24*(10*[.K64]*1.1^[.K64]*(1.28-0.002*[.L64])/1000)" office:value-type="float" office:value="0">
            <text:p>0,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date" office:date-value="2017-02-08">
            <text:p>08.02.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date" office:date-value="2017-02-08">
            <text:p>08.02.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date" office:date-value="2017-02-08">
            <text:p>08.02.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date" office:date-value="2017-02-08">
            <text:p>08.02.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date" office:date-value="2017-02-08">
            <text:p>08.02.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date" office:date-value="2017-02-08">
            <text:p>08.02.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date" office:date-value="2017-02-08">
            <text:p>08.02.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date" office:date-value="2017-02-08">
            <text:p>08.02.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date" office:date-value="2017-02-08">
            <text:p>08.02.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date" office:date-value="2017-02-08">
            <text:p>08.02.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date" office:date-value="2017-02-08">
            <text:p>08.02.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date" office:date-value="2017-02-08">
            <text:p>08.02.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date" office:date-value="2017-02-08">
            <text:p>08.02.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date" office:date-value="2017-02-08">
            <text:p>08.02.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date" office:date-value="2017-02-08">
            <text:p>08.02.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date" office:date-value="2017-02-08">
            <text:p>08.02.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date" office:date-value="2017-02-08">
            <text:p>08.02.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date" office:date-value="2017-02-08">
            <text:p>08.02.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date" office:date-value="2017-02-08">
            <text:p>08.02.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date" office:date-value="2017-02-08">
            <text:p>08.02.17</text:p>
          </table:table-cell>
          <table:table-cell table:number-columns-repeated="14"/>
        </table:table-row>
        <table:table-row table:style-name="ro1" table:number-rows-repeated="51">
          <table:table-cell table:number-columns-repeated="2"/>
          <table:table-cell table:style-name="Default" table:number-columns-repeated="2"/>
          <table:table-cell table:style-name="ce4"/>
          <table:table-cell table:number-columns-repeated="13"/>
        </table:table-row>
        <table:table-row table:style-name="ro1" table:number-rows-repeated="25">
          <table:table-cell table:number-columns-repeated="2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1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красный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8.02.2017</text:date>, <text:time>19:42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el Us</meta:initial-creator>
    <meta:creation-date>2017-02-08T14:19:56.39</meta:creation-date>
    <dc:date>2017-02-08T19:42:32.58</dc:date>
    <dc:creator>Feel Us</dc:creator>
    <meta:editing-duration>PT3H4M29S</meta:editing-duration>
    <meta:editing-cycles>10</meta:editing-cycles>
    <meta:generator>OpenOffice/4.1.2$Win32 OpenOffice.org_project/412m3$Build-9782</meta:generator>
    <meta:document-statistic meta:table-count="3" meta:cell-count="930" meta:object-count="0"/>
  </office:meta>
</office:document-meta>
</file>